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5aa" officeooo:paragraph-rsid="000495aa"/>
    </style:style>
    <style:style style:name="P2" style:family="paragraph" style:parent-style-name="Standard">
      <style:text-properties officeooo:rsid="00065f81" officeooo:paragraph-rsid="00065f81"/>
    </style:style>
    <style:style style:name="P3" style:family="paragraph" style:parent-style-name="Standard">
      <style:text-properties officeooo:paragraph-rsid="00065f81"/>
    </style:style>
    <style:style style:name="P4" style:family="paragraph" style:parent-style-name="Standard">
      <style:text-properties officeooo:paragraph-rsid="000e3f16"/>
    </style:style>
    <style:style style:name="P5" style:family="paragraph" style:parent-style-name="Standard">
      <style:text-properties officeooo:paragraph-rsid="001491ba"/>
    </style:style>
    <style:style style:name="P6" style:family="paragraph" style:parent-style-name="Standard">
      <style:text-properties officeooo:rsid="00065f81" officeooo:paragraph-rsid="00065f81"/>
    </style:style>
    <style:style style:name="P7" style:family="paragraph" style:parent-style-name="Standard">
      <style:text-properties officeooo:paragraph-rsid="00065f81"/>
    </style:style>
    <style:style style:name="P8" style:family="paragraph" style:parent-style-name="Standard">
      <style:text-properties officeooo:paragraph-rsid="001e6f52"/>
    </style:style>
    <style:style style:name="T1" style:family="text">
      <style:text-properties officeooo:rsid="00065f81"/>
    </style:style>
    <style:style style:name="T2" style:family="text">
      <style:text-properties officeooo:rsid="000668a9"/>
    </style:style>
    <style:style style:name="T3" style:family="text">
      <style:text-properties officeooo:rsid="0007c491"/>
    </style:style>
    <style:style style:name="T4" style:family="text">
      <style:text-properties officeooo:rsid="000a8a20"/>
    </style:style>
    <style:style style:name="T5" style:family="text">
      <style:text-properties officeooo:rsid="000c0b4b"/>
    </style:style>
    <style:style style:name="T6" style:family="text">
      <style:text-properties officeooo:rsid="000e3f16"/>
    </style:style>
    <style:style style:name="T7" style:family="text">
      <style:text-properties officeooo:rsid="000e88f2"/>
    </style:style>
    <style:style style:name="T8" style:family="text">
      <style:text-properties officeooo:rsid="000fe5b5"/>
    </style:style>
    <style:style style:name="T9" style:family="text">
      <style:text-properties officeooo:rsid="0013ab9f"/>
    </style:style>
    <style:style style:name="T10" style:family="text">
      <style:text-properties officeooo:rsid="001c9a43"/>
    </style:style>
    <style:style style:name="T11" style:family="text">
      <style:text-properties officeooo:rsid="001cd808"/>
    </style:style>
    <style:style style:name="T12" style:family="text">
      <style:text-properties officeooo:rsid="001d65d6"/>
    </style:style>
    <style:style style:name="T13" style:family="text">
      <style:text-properties officeooo:rsid="001e6f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iederung Bachelor Thesis:</text:p>
      <text:p text:style-name="P1"/>
      <text:p text:style-name="P2">1. Einleitung</text:p>
      <text:p text:style-name="P2"><text:tab/>1.1 Aufgabenstellung</text:p>
      <text:p text:style-name="P2"><text:tab/>1.<text:span text:style-name="T9">3</text:span> Verwendete Hardware<text:line-break/><text:tab/>1.<text:span text:style-name="T9">4</text:span> Verwendete Software</text:p>
      <text:p text:style-name="P3"><text:span text:style-name="T1"><text:line-break/></text:span><text:span text:style-name="T10">2. Stand der Technik<text:line-break/><text:tab/>2.1 Hardware<text:line-break/><text:tab/><text:tab/>2.1.1 Microprocessor<text:line-break/><text:tab/><text:tab/>2.1.2 Microcomputer<text:line-break/><text:tab/><text:tab/>2.1.3 Microcontroller<text:line-break/><text:tab/>2.2 Software<text:line-break/><text:tab/><text:tab/>2.2.1 Embedded Linux<text:line-break/><text:tab/><text:tab/>2.2.2 Embedded Windows<text:line-break/><text:tab/>2.3 Non-Deeply-Embedded Systems<text:line-break/><text:tab/><text:tab/></text:span><text:span text:style-name="T11">2.3.1 Architektur<text:line-break/><text:tab/><text:tab/>2.3.2 Entwicklung<text:line-break/><text:tab/><text:tab/><text:tab/>2.3.2.1 Cross-Compilierung auf dem Host<text:line-break/><text:tab/><text:tab/><text:tab/>2.3.2.2 Compilierung auf dem Target</text:span><text:span text:style-name="T10"><text:line-break/><text:tab/><text:tab/>2.3.</text:span><text:span text:style-name="T11">3</text:span><text:span text:style-name="T10"> </text:span><text:span text:style-name="T11">Programmiersprachen<text:line-break/><text:tab/><text:tab/>2.3.4 Qt mit C++<text:line-break/><text:tab/><text:tab/></text:span><text:line-break/><text:span text:style-name="T12">3</text:span><text:span text:style-name="T1">. Blazor<text:line-break/><text:tab/></text:span><text:span text:style-name="T12">3</text:span><text:span text:style-name="T1">.1 Was ist Blazor?<text:line-break/><text:tab/></text:span><text:span text:style-name="T12">3</text:span><text:span text:style-name="T1">.2 Architektur <text:line-break/><text:tab/></text:span><text:span text:style-name="T12">3</text:span><text:span text:style-name="T1">.3 </text:span><text:span text:style-name="T2">Projekt Strukture<text:line-break/><text:tab/></text:span><text:span text:style-name="T12">3</text:span><text:span text:style-name="T2">.4 Data Binding<text:line-break/><text:tab/></text:span><text:span text:style-name="T12">3</text:span><text:span text:style-name="T2">.5 Parameters<text:line-break/><text:tab/><text:tab/></text:span><text:span text:style-name="T12">3</text:span><text:span text:style-name="T2">.5.1 Component Parameter<text:line-break/><text:tab/><text:tab/></text:span><text:span text:style-name="T12">3</text:span><text:span text:style-name="T2">.5.2 Route Parameter<text:line-break/><text:tab/><text:tab/></text:span><text:span text:style-name="T12">3</text:span><text:span text:style-name="T2">.5.3 Cascading Parameter<text:line-break/><text:tab/></text:span><text:span text:style-name="T12">3</text:span><text:span text:style-name="T3">.6 Javascript Interoperationen </text:span><text:span text:style-name="T2"><text:line-break/><text:tab/></text:span><text:span text:style-name="T12">3</text:span><text:span text:style-name="T3">.7 Render Fragmente <text:line-break/><text:tab/></text:span><text:span text:style-name="T12">3</text:span><text:span text:style-name="T3">.8 Lebenszyklus der Componenten<text:line-break/><text:tab/></text:span><text:span text:style-name="T13">3.9 .Net MAUI</text:span><text:span text:style-name="T3"><text:line-break/></text:span></text:p>
      <text:p text:style-name="P4"><text:span text:style-name="T8">4</text:span><text:span text:style-name="T4">. Raspberry Pi mit .Net Core und Blazor<text:line-break/><text:tab/></text:span><text:span text:style-name="T8">4</text:span><text:span text:style-name="T4">.1 Installation <text:line-break/><text:tab/></text:span><text:span text:style-name="T8">4</text:span><text:span text:style-name="T4">.2 Entwicklungsumgebung <text:line-break/><text:tab/></text:span><text:span text:style-name="T8">4</text:span><text:span text:style-name="T5">.3 Zugriff auf Funktionalitäten des Raspberry Pi<text:line-break/><text:tab/></text:span><text:span text:style-name="T8">4</text:span><text:span text:style-name="T6">.4 Konsolen Anwendung </text:span></text:p>
      <text:p text:style-name="P8"><text:span text:style-name="T5"><text:tab/></text:span><text:span text:style-name="T8">4</text:span><text:span text:style-name="T7">.5 Grafische Oberfläche <text:line-break/><text:tab/></text:span><text:span text:style-name="T8">4</text:span><text:span text:style-name="T7">.</text:span><text:span text:style-name="T8">6 Kommunikation zwischen <text:line-break/><text:tab/><text:tab/>4.6.1 Rest<text:line-break/><text:tab/><text:tab/>4.6.2 gRPC<text:line-break/><text:tab/><text:tab/>4.6.3 Signal R Channel<text:line-break/><text:tab/>4.7 </text:span><text:span text:style-name="T13">Performance Optimierung</text:span><text:span text:style-name="T12"><text:line-break/><text:tab/></text:span><text:span text:style-name="T13">4.8 </text:span><text:span text:style-name="T12">Demo Anwendung<text:line-break/><text:line-break/><text:line-break/><text:line-break/></text:span><text:soft-page-break/><text:span text:style-name="T12"><text:line-break/><text:line-break/>5. Laufzeitanalyse </text:span><text:span text:style-name="T8"><text:line-break/><text:tab/></text:span><text:span text:style-name="T12">5.1 Performance der GUI<text:line-break/><text:tab/><text:tab/>5.1.1 Qt<text:line-break/><text:tab/><text:tab/>5.1.2 Blazor Server<text:line-break/><text:tab/><text:tab/>5.1.3 Blazor Webassambly<text:line-break/><text:tab/><text:tab/><text:tab/>5.1.3.1 Local<text:line-break/><text:tab/><text:tab/><text:tab/>5.1.3.2 Remote<text:line-break/><text:tab/>5.2 Bewertung des Ansatzes</text:span></text:p>
      <text:p text:style-name="P8"><text:span text:style-name="T8"><text:line-break/></text:span><text:span text:style-name="T13">6</text:span><text:span text:style-name="T8">. </text:span><text:span text:style-name="T13">Zusammenfassung und Ausblick</text:span><text:span text:style-name="T8"> </text:span><text:span text:style-name="T5"><text:line-break/></text:span></text:p>
      <text:p text:style-name="P5"><text:span text:style-name="T3"><text:line-break/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2:56.369000000</meta:creation-date>
    <dc:date>2021-10-15T13:12:21.695000000</dc:date>
    <meta:editing-duration>PT40M23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9" meta:word-count="162" meta:character-count="1299" meta:non-whitespace-character-count="1049"/>
  </office:meta>
</office:document-meta>
</file>